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/>
    <style:font-face style:name="Microsoft YaHei" svg:font-family="'Microsoft YaHei'"/>
    <style:font-face style:name="SimSun1" svg:font-family="SimSun"/>
    <style:font-face style:name="Liberation Serif1" svg:font-family="'Liberation Serif'" style:font-family-generic="roman"/>
    <style:font-face style:name="Times New Roman2" svg:font-family="'Times New Roman'" style:font-family-generic="roman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688in" fo:margin-left="0.0375in" table:align="left" style:writing-mode="lr-tb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3.8125in"/>
    </style:style>
    <style:style style:name="Table1.C" style:family="table-column">
      <style:table-column-properties style:column-width="1.1146in"/>
    </style:style>
    <style:style style:name="Table1.D" style:family="table-column">
      <style:table-column-properties style:column-width="0.9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="0.0382in" fo:border="0.75pt solid #000000" style:writing-mode="lr-tb"/>
    </style:style>
    <style:style style:name="Table1.A2" style:family="table-cell">
      <style:table-cell-properties style:vertical-align="top" fo:padding="0.0382in" fo:border-left="0.75pt solid #000000" fo:border-right="0.75pt solid #000000" fo:border-top="none" fo:border-bottom="0.75pt solid #000000" style:writing-mode="lr-tb"/>
    </style:style>
    <style:style style:name="Table1.A3" style:family="table-cell">
      <style:table-cell-properties style:vertical-align="top" fo:padding="0.0382in" fo:border-left="0.75pt solid #000000" fo:border-right="none" fo:border-top="none" fo:border-bottom="0.75pt solid #000000" style:writing-mode="lr-tb"/>
    </style:style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Frame_20_contents">
      <style:paragraph-properties fo:margin-left="0.0138in" fo:margin-right="0in" fo:margin-top="0.0028in" fo:margin-bottom="0in" loext:contextual-spacing="false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P3" style:family="paragraph" style:parent-style-name="Table_20_Contents">
      <style:text-properties style:font-name="Liberation Serif" fo:font-size="12pt" fo:font-weight="bold" style:font-size-asian="12pt" style:font-weight-asian="bold" style:font-name-complex="Linux Libertine G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fo:font-weight="bold" style:font-size-asian="12pt" style:font-weight-asian="bold" style:font-name-complex="Linux Libertine G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0b2de7" officeooo:paragraph-rsid="000b2de7" style:font-size-asian="12pt" style:font-weight-asian="bold" style:font-name-complex="Linux Libertine G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weight="bold" style:font-size-asian="12pt" style:font-weight-asian="bold" style:font-name-complex="Linux Libertine G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paragraph-rsid="00087f85" style:font-size-asian="12pt" style:font-weight-asian="bold" style:font-name-complex="Linux Libertine G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bold" officeooo:rsid="0029ba6c" officeooo:paragraph-rsid="0029ba6c" style:font-size-asian="12pt" style:font-weight-asian="bold" style:font-name-complex="Linux Libertine G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12pt" officeooo:rsid="0007543d" officeooo:paragraph-rsid="0007543d" style:font-size-asian="12pt" style:font-name-complex="Linux Libertine G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2pt" officeooo:rsid="00087f85" officeooo:paragraph-rsid="00087f85" style:font-size-asian="12pt" style:font-name-complex="Linux Libertine G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2pt" officeooo:rsid="001473ae" officeooo:paragraph-rsid="001473ae" style:font-size-asian="12pt" style:font-name-complex="Linux Libertine G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179094" officeooo:paragraph-rsid="00179094" style:font-size-asian="12pt" style:font-name-complex="Linux Libertine G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12pt" officeooo:rsid="00153c5c" officeooo:paragraph-rsid="00153c5c" style:font-size-asian="12pt" style:font-name-complex="Linux Libertine G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officeooo:rsid="001bada2" officeooo:paragraph-rsid="001bada2" style:font-size-asian="12pt" style:font-name-complex="Linux Libertine G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fo:font-size="12pt" officeooo:rsid="001f4a1d" officeooo:paragraph-rsid="001f4a1d" style:font-size-asian="12pt" style:font-name-complex="Linux Libertine G" style:font-size-complex="12pt"/>
    </style:style>
    <style:style style:name="P16" style:family="paragraph" style:parent-style-name="Table_20_Contents">
      <style:paragraph-properties style:snap-to-layout-grid="false"/>
      <style:text-properties style:font-name="Liberation Serif" fo:font-size="12pt" fo:language="en" fo:country="US" style:font-size-asian="12pt" style:font-name-complex="Linux Libertine G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532c9" officeooo:paragraph-rsid="002532c9" style:font-size-asian="12pt" style:font-name-complex="Linux Libertine G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9ba6c" officeooo:paragraph-rsid="0029ba6c" style:font-size-asian="12pt" style:font-name-complex="Linux Libertine G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2f5b32" officeooo:paragraph-rsid="002f5b32" style:font-size-asian="12pt" style:font-name-complex="Linux Libertine G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paragraph-rsid="002d892f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paragraph-rsid="002df6e6" style:font-weight-asian="bold" style:font-weight-complex="bold"/>
    </style:style>
    <style:style style:name="P22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898in" style:leader-style="dotted" style:leader-text="."/>
        </style:tab-stops>
      </style:paragraph-properties>
      <style:text-properties style:font-name="Liberation Serif" fo:font-size="12pt" fo:font-weight="normal" officeooo:paragraph-rsid="0007543d" style:font-size-asian="12pt" style:font-weight-asian="normal" style:font-name-complex="Linux Libertine G" style:font-size-complex="12pt" style:font-weight-complex="normal"/>
    </style:style>
    <style:style style:name="P23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752in" style:leader-style="dotted" style:leader-text="."/>
        </style:tab-stops>
      </style:paragraph-properties>
      <style:text-properties style:font-name="Liberation Serif" fo:font-size="12pt" fo:font-weight="normal" officeooo:paragraph-rsid="0007543d" style:font-size-asian="12pt" style:font-weight-asian="normal" style:font-name-complex="Linux Libertine G" style:font-size-complex="12pt" style:font-weight-complex="normal"/>
    </style:style>
    <style:style style:name="P24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661in" style:leader-style="dotted" style:leader-text="."/>
        </style:tab-stops>
      </style:paragraph-properties>
      <style:text-properties style:font-name="Liberation Serif" fo:font-size="12pt" fo:font-weight="normal" officeooo:paragraph-rsid="00087f85" style:font-size-asian="12pt" style:font-weight-asian="normal" style:font-name-complex="Linux Libertine G" style:font-size-complex="12pt" style:font-weight-complex="normal"/>
    </style:style>
    <style:style style:name="P25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929in" style:leader-style="dotted" style:leader-text="."/>
        </style:tab-stops>
      </style:paragraph-properties>
      <style:text-properties style:font-name="Liberation Serif" fo:font-size="12pt" fo:font-weight="normal" officeooo:paragraph-rsid="00087f85" style:font-size-asian="12pt" style:font-weight-asian="normal" style:font-name-complex="Linux Libertine G" style:font-size-complex="12pt" style:font-weight-complex="normal"/>
    </style:style>
    <style:style style:name="P26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661in" style:leader-style="dotted" style:leader-text="."/>
        </style:tab-stops>
      </style:paragraph-properties>
      <style:text-properties style:font-name="Liberation Serif" fo:font-size="12pt" fo:font-weight="normal" officeooo:rsid="001473ae" officeooo:paragraph-rsid="001473ae" style:font-size-asian="12pt" style:font-weight-asian="normal" style:font-name-complex="Linux Libertine G" style:font-size-complex="12pt" style:font-weight-complex="normal"/>
    </style:style>
    <style:style style:name="P27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929in" style:leader-style="dotted" style:leader-text="."/>
        </style:tab-stops>
      </style:paragraph-properties>
      <style:text-properties style:font-name="Liberation Serif" fo:font-size="12pt" fo:font-weight="normal" officeooo:rsid="001473ae" officeooo:paragraph-rsid="001473ae" style:font-size-asian="12pt" style:font-weight-asian="normal" style:font-name-complex="Linux Libertine G" style:font-size-complex="12pt" style:font-weight-complex="normal"/>
    </style:style>
    <style:style style:name="P28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661in" style:leader-style="dotted" style:leader-text="."/>
        </style:tab-stops>
      </style:paragraph-properties>
      <style:text-properties style:font-name="Liberation Serif" fo:font-size="12pt" fo:font-weight="normal" officeooo:rsid="00179094" officeooo:paragraph-rsid="00179094" style:font-size-asian="12pt" style:font-weight-asian="normal" style:font-name-complex="Linux Libertine G" style:font-size-complex="12pt" style:font-weight-complex="normal"/>
    </style:style>
    <style:style style:name="P29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52in" style:leader-style="dotted" style:leader-text="."/>
        </style:tab-stops>
      </style:paragraph-properties>
      <style:text-properties style:font-name="Liberation Serif" fo:font-size="12pt" fo:font-weight="normal" officeooo:rsid="00153c5c" officeooo:paragraph-rsid="00153c5c" style:font-size-asian="12pt" style:font-weight-asian="normal" style:font-name-complex="Linux Libertine G" style:font-size-complex="12pt" style:font-weight-complex="normal"/>
    </style:style>
    <style:style style:name="P30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52in" style:leader-style="dotted" style:leader-text="."/>
        </style:tab-stops>
      </style:paragraph-properties>
      <style:text-properties style:font-name="Liberation Serif" fo:font-size="12pt" fo:font-weight="normal" officeooo:rsid="0029ba6c" officeooo:paragraph-rsid="0029ba6c" style:font-size-asian="12pt" style:font-weight-asian="normal" style:font-name-complex="Linux Libertine G" style:font-size-complex="12pt" style:font-weight-complex="normal"/>
    </style:style>
    <style:style style:name="P31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52in" style:leader-style="dotted" style:leader-text="."/>
        </style:tab-stops>
      </style:paragraph-properties>
      <style:text-properties style:font-name="Liberation Serif" fo:font-size="12pt" fo:font-weight="bold" officeooo:paragraph-rsid="00087f85" style:font-size-asian="12pt" style:font-weight-asian="bold" style:font-name-complex="Linux Libertine G" style:font-size-complex="12pt" style:font-weight-complex="bold"/>
    </style:style>
    <style:style style:name="P32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52in" style:leader-style="dotted" style:leader-text="."/>
        </style:tab-stops>
      </style:paragraph-properties>
      <style:text-properties style:font-name="Liberation Serif" fo:font-size="12pt" fo:font-weight="bold" officeooo:rsid="0020f681" officeooo:paragraph-rsid="0029ba6c" style:font-size-asian="12pt" style:font-weight-asian="bold" style:font-name-complex="Linux Libertine G" style:font-size-complex="12pt" style:font-weight-complex="bold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Liberation Serif" fo:font-size="12pt" style:text-underline-style="none" fo:font-weight="bold" fo:background-color="#ffffff" style:font-size-asian="12pt" style:font-weight-asian="bold" style:font-name-complex="Times New Roman2" style:font-size-complex="12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Liberation Serif" fo:font-size="12pt" style:text-underline-style="none" fo:font-weight="bold" fo:background-color="#ffffff" style:font-size-asian="12pt" style:font-weight-asian="bold" style:font-name-complex="Linux Libertine G" style:font-size-complex="12pt" style:font-weight-complex="bold"/>
    </style:style>
    <style:style style:name="P35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2pt" style:text-underline-style="solid" style:text-underline-width="auto" style:text-underline-color="font-color" fo:font-weight="bold" fo:background-color="#ffffff" style:font-size-asian="12pt" style:font-weight-asian="bold" style:font-name-complex="Times New Roman2" style:font-size-complex="12pt" style:font-weight-complex="bold"/>
    </style:style>
    <style:style style:name="P36" style:family="paragraph" style:parent-style-name="Standard">
      <style:paragraph-properties fo:margin-top="0in" fo:margin-bottom="0in" loext:contextual-spacing="false" fo:line-height="100%"/>
      <style:text-properties fo:color="#000000" style:font-name="Liberation Serif" fo:font-size="12pt" style:text-underline-style="solid" style:text-underline-width="auto" style:text-underline-color="font-color" fo:font-weight="bold" officeooo:paragraph-rsid="0007543d" fo:background-color="#ffffff" style:font-size-asian="12pt" style:font-weight-asian="bold" style:font-name-complex="Times New Roman2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officeooo:rsid="002df6e6" officeooo:paragraph-rsid="002df6e6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officeooo:rsid="0007543d" officeooo:paragraph-rsid="0007543d" style:font-size-asian="12pt" style:font-name-complex="Linux Libertine G" style:font-size-complex="12pt"/>
    </style:style>
    <style:style style:name="P39" style:family="paragraph" style:parent-style-name="Table_20_Contents">
      <style:paragraph-properties style:snap-to-layout-grid="false"/>
      <style:text-properties style:font-name="Liberation Serif" fo:font-size="12pt" fo:language="en" fo:country="US" style:font-size-asian="12pt" style:font-name-complex="Linux Libertine G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language="en" fo:country="US" officeooo:rsid="003520a1" officeooo:paragraph-rsid="003520a1" style:font-size-asian="12pt" style:font-name-complex="Linux Libertine G" style:font-size-complex="12pt"/>
    </style:style>
    <style:style style:name="P41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fo:color="#000000" style:font-name="Liberation Serif" fo:font-size="16pt" style:text-underline-style="none" fo:font-weight="bold" officeooo:rsid="00145004" officeooo:paragraph-rsid="00145004" fo:background-color="#ffffff" style:font-size-asian="12pt" style:font-weight-asian="bold" style:font-name-complex="Times New Roman2" style:font-size-complex="12pt" style:font-weight-complex="bold"/>
    </style:style>
    <style:style style:name="P42" style:family="paragraph" style:parent-style-name="List_20_Paragraph">
      <style:paragraph-properties fo:margin-left="0in" fo:margin-right="0in" fo:margin-top="0.1102in" fo:margin-bottom="0in" loext:contextual-spacing="false" fo:line-height="100%" fo:text-align="start" style:justify-single-word="false" fo:text-indent="0in" style:auto-text-indent="false">
        <style:tab-stops>
          <style:tab-stop style:position="1.0689in"/>
          <style:tab-stop style:position="1.0693in"/>
          <style:tab-stop style:position="6.1752in" style:leader-style="dotted" style:leader-text="."/>
        </style:tab-stops>
      </style:paragraph-properties>
      <style:text-properties style:font-name="Liberation Serif" fo:font-size="14pt" fo:font-weight="normal" officeooo:paragraph-rsid="0007543d" style:font-size-asian="14pt" style:font-weight-asian="normal" style:font-name-complex="Linux Libertine G" style:font-size-complex="14pt" style:font-weight-complex="normal"/>
    </style:style>
    <style:style style:name="T1" style:family="text">
      <style:text-properties officeooo:rsid="00087f85"/>
    </style:style>
    <style:style style:name="T2" style:family="text">
      <style:text-properties officeooo:rsid="000e9d61"/>
    </style:style>
    <style:style style:name="T3" style:family="text">
      <style:text-properties style:font-name="Liberation Serif" fo:font-size="12pt" officeooo:rsid="002df6e6" style:font-size-asian="12pt" style:font-name-complex="Linux Libertine G" style:font-size-complex="12pt"/>
    </style:style>
    <style:style style:name="T4" style:family="text">
      <style:text-properties officeooo:rsid="0029ba6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e9d61" style:font-weight-asian="normal" style:font-weight-complex="normal"/>
    </style:style>
    <style:style style:name="T7" style:family="text">
      <style:text-properties fo:font-weight="normal" officeooo:rsid="0029ba6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892f" style:font-weight-asian="bold" style:font-weight-complex="bold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INDEX</text:p>
      <text:p text:style-name="P3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Sr. No.</text:p>
          </table:table-cell>
          <table:table-cell table:style-name="Table1.A1" office:value-type="string">
            <text:p text:style-name="P4">Topic</text:p>
          </table:table-cell>
          <table:table-cell table:style-name="Table1.A1" office:value-type="string">
            <text:p text:style-name="P4">Page No.</text:p>
          </table:table-cell>
          <table:table-cell table:style-name="Table1.D1" office:value-type="string">
            <text:p text:style-name="P5">Remark</text:p>
          </table:table-cell>
        </table:table-row>
        <table:table-row table:style-name="Table1.1">
          <table:table-cell table:style-name="Table1.A2" table:number-columns-spanned="4" office:value-type="string">
            <text:p text:style-name="P6">1. INTRODUCTIO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22">PURPOSE</text:p>
          </table:table-cell>
          <table:table-cell table:style-name="Table1.A3" office:value-type="string">
            <text:p text:style-name="P18">1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23">SYSTEM OVERVIEW</text:p>
          </table:table-cell>
          <table:table-cell table:style-name="Table1.A3" office:value-type="string">
            <text:p text:style-name="P18">1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42">Users Views</text:p>
          </table:table-cell>
          <table:table-cell table:style-name="Table1.A3" office:value-type="string">
            <text:p text:style-name="P40">2-3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table:number-columns-spanned="4" office:value-type="string">
            <text:p text:style-name="P7"><text:span text:style-name="T1">2. </text:span>REQUIREMENTS SPECIFICATION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4">FUNCTIONAL REQUIREMENTS</text:p>
          </table:table-cell>
          <table:table-cell table:style-name="Table1.A3" office:value-type="string">
            <text:p text:style-name="P18">3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26">MODULE DESCRIPTION</text:p>
          </table:table-cell>
          <table:table-cell table:style-name="Table1.A3" office:value-type="string">
            <text:p text:style-name="P18">4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28">TECHNOLOGY USED</text:p>
          </table:table-cell>
          <table:table-cell table:style-name="Table1.A3" office:value-type="string">
            <text:p text:style-name="P18">4-5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5">HARDWARE REQUIREMENTS</text:p>
          </table:table-cell>
          <table:table-cell table:style-name="Table1.A3" office:value-type="string">
            <text:p text:style-name="P18">5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table:number-columns-spanned="4" office:value-type="string">
            <text:p text:style-name="P7"><text:span text:style-name="T1">3. </text:span>DESIGN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0"/>
          </table:table-cell>
          <table:table-cell table:style-name="Table1.A3" office:value-type="string">
            <text:p text:style-name="P27">DFD.</text:p>
          </table:table-cell>
          <table:table-cell table:style-name="Table1.A3" office:value-type="string">
            <text:p text:style-name="P18">5-7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27">ERD.</text:p>
          </table:table-cell>
          <table:table-cell table:style-name="Table1.A3" office:value-type="string">
            <text:p text:style-name="P18">8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table:number-columns-spanned="2" office:value-type="string">
            <text:p text:style-name="P8">4.TECHNOLOGY OVERVIEW</text:p>
          </table:table-cell>
          <table:covered-table-cell/>
          <table:table-cell table:style-name="Table1.A3" office:value-type="string">
            <text:p text:style-name="P17"/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4"/>
          </table:table-cell>
          <table:table-cell table:style-name="Table1.A3" office:value-type="string">
            <text:p text:style-name="P30">PHP, MySQl, Apache, XAMPP</text:p>
          </table:table-cell>
          <table:table-cell table:style-name="Table1.A3" office:value-type="string">
            <text:p text:style-name="P18">9-13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A3" office:value-type="string">
            <text:p text:style-name="P29">TABLE STRUCTURE</text:p>
          </table:table-cell>
          <table:table-cell table:style-name="Table1.A3" office:value-type="string">
            <text:p text:style-name="P18">13-17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2" table:number-columns-spanned="4" office:value-type="string">
            <text:p text:style-name="P31"><text:span text:style-name="T4">5.</text:span>DESIGN FOR FRON<text:span text:style-name="T2">T-</text:span>EN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15"/>
          </table:table-cell>
          <table:table-cell table:style-name="Table1.A3" office:value-type="string">
            <text:p text:style-name="P32"><text:s/><text:span text:style-name="T5">FRON</text:span><text:span text:style-name="T6">T-</text:span><text:span text:style-name="T5">END </text:span><text:span text:style-name="T7">DESIGN</text:span></text:p>
          </table:table-cell>
          <table:table-cell table:style-name="Table1.A3" office:value-type="string">
            <text:p text:style-name="P18">18-26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table:number-columns-spanned="2" office:value-type="string">
            <text:p text:style-name="P20"><text:span text:style-name="T9">6.</text:span><text:span text:style-name="T8">CODING OF PROJECT </text:span></text:p>
          </table:table-cell>
          <table:covered-table-cell/>
          <table:table-cell table:style-name="Table1.A3" office:value-type="string">
            <text:p text:style-name="P37">27-49</text:p>
          </table:table-cell>
          <table:table-cell table:style-name="Table1.A2" office:value-type="string">
            <text:p text:style-name="Standard"/>
          </table:table-cell>
        </table:table-row>
        <table:table-row table:style-name="Table1.1">
          <table:table-cell table:style-name="Table1.A3" table:number-columns-spanned="2" office:value-type="string">
            <text:p text:style-name="P21"><text:span text:style-name="T3">7.</text:span>SCOPE OF THE PROJECT </text:p>
          </table:table-cell>
          <table:covered-table-cell/>
          <table:table-cell table:style-name="Table1.A3" office:value-type="string">
            <text:p text:style-name="P19">50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table:number-columns-spanned="2" office:value-type="string">
            <text:p text:style-name="P21"><text:span text:style-name="T3">8.</text:span>CONCLUSION </text:p>
          </table:table-cell>
          <table:covered-table-cell/>
          <table:table-cell table:style-name="Table1.A3" office:value-type="string">
            <text:p text:style-name="P19">51</text:p>
          </table:table-cell>
          <table:table-cell table:style-name="Table1.A2" office:value-type="string">
            <text:p text:style-name="P16"/>
          </table:table-cell>
        </table:table-row>
        <table:table-row table:style-name="Table1.1">
          <table:table-cell table:style-name="Table1.A3" table:number-columns-spanned="2" office:value-type="string">
            <text:p text:style-name="P21"><text:span text:style-name="T3">9.</text:span>REFERENCES </text:p>
          </table:table-cell>
          <table:covered-table-cell/>
          <table:table-cell table:style-name="Table1.A3" office:value-type="string">
            <text:p text:style-name="P19">52</text:p>
          </table:table-cell>
          <table:table-cell table:style-name="Table1.A2" office:value-type="string">
            <text:p text:style-name="P16"/>
          </table:table-cell>
        </table:table-row>
      </table:table>
      <text:p text:style-name="P35"/>
      <text:p text:style-name="P35"/>
      <text:p text:style-name="P35"/>
      <text:p text:style-name="P36"/>
      <text:p text:style-name="P35"/>
      <text:p text:style-name="P34">Teacher's Signature.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/>
    <style:font-face style:name="Microsoft YaHei" svg:font-family="'Microsoft YaHei'"/>
    <style:font-face style:name="SimSun1" svg:font-family="SimSun"/>
    <style:font-face style:name="Liberation Serif1" svg:font-family="'Liberation Serif'" style:font-family-generic="roman"/>
    <style:font-face style:name="Times New Roman2" svg:font-family="'Times New Roman'" style:font-family-generic="roman"/>
    <style:font-face style:name="Liberation Sans" svg:font-family="'Liberation Sans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Liberation Serif1" fo:font-family="'Liberation Serif'" style:font-family-generic="roman" fo:font-size="12pt" fo:language="en" fo:country="IN" style:letter-kerning="true" style:font-name-asian="SimSun1" style:font-family-asian="SimSun" style:font-size-asian="12pt" style:language-asian="zh" style:country-asian="CN" style:font-name-complex="Lucida Sans1" style:font-family-complex="'Lucida Sans'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size-asian="14pt" style:font-name-complex="Lucida Sans1" style:font-family-complex="'Lucida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0693in" fo:margin-right="0in" fo:margin-top="0.1102in" fo:margin-bottom="0in" loext:contextual-spacing="false" fo:text-indent="-0.5in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28in" fo:margin-bottom="0in" loext:contextual-spacing="false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511in" fo:margin-bottom="0.511in" fo:margin-left="0.511in" fo:margin-right="0.511in" fo:border="2.01pt solid #000000" fo:padding="0.389in" style:shadow="none" style:writing-mode="lr-tb" style:layout-grid-color="#c0c0c0" style:layout-grid-lines="49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165in" fo:margin-bottom="0.1945in" fo:margin-left="0.9307in" fo:margin-right="0.4028in" style:writing-mode="lr-tb" style:layout-grid-color="#c0c0c0" style:layout-grid-lines="24165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752in" fo:margin-left="0in" fo:margin-right="0in" fo:margin-bottom="0.236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4" style:page-layout-name="Mpm2">
      <style:header>
        <text:p text:style-name="MP1"><draw:frame draw:style-name="Mfr1" draw:name="Frame2" text:anchor-type="char" svg:x="3.278in" svg:y="1.0028in" svg:width="1.9311in" svg:height="0.3047in" draw:z-index="0"><draw:text-box><text:p text:style-name="MP2">Table of Contents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svv</meta:initial-creator>
    <meta:creation-date>2018-11-10T09:14:42</meta:creation-date>
    <dc:date>2019-11-01T09:35:11.051000000</dc:date>
    <meta:editing-cycles>41</meta:editing-cycles>
    <meta:editing-duration>P18DT6H32M19S</meta:editing-duration>
    <meta:generator>LibreOffice/5.0.4.2$Windows_x86 LibreOffice_project/2b9802c1994aa0b7dc6079e128979269cf95bc78</meta:generator>
    <meta:document-statistic meta:table-count="1" meta:image-count="0" meta:object-count="0" meta:page-count="1" meta:paragraph-count="44" meta:word-count="72" meta:character-count="477" meta:non-whitespace-character-count="444"/>
    <meta:user-defined meta:name="KSOProductBuildVer">1033-10.2.0.7635</meta:user-defined>
  </office:meta>
</office:document-meta>
</file>